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9.51mm"/>
    </style:style>
    <style:style style:name="co2" style:family="table-column">
      <style:table-column-properties fo:break-before="auto" style:column-width="60.27mm"/>
    </style:style>
    <style:style style:name="co3" style:family="table-column">
      <style:table-column-properties fo:break-before="auto" style:column-width="47.77mm"/>
    </style:style>
    <style:style style:name="co4" style:family="table-column">
      <style:table-column-properties fo:break-before="auto" style:column-width="49.39mm"/>
    </style:style>
    <style:style style:name="co5" style:family="table-column">
      <style:table-column-properties fo:break-before="auto" style:column-width="55.76mm"/>
    </style:style>
    <style:style style:name="co6" style:family="table-column">
      <style:table-column-properties fo:break-before="auto" style:column-width="58.01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94.67mm"/>
    </style:style>
    <style:style style:name="co9" style:family="table-column">
      <style:table-column-properties fo:break-before="auto" style:column-width="83.03mm"/>
    </style:style>
    <style:style style:name="co10" style:family="table-column">
      <style:table-column-properties fo:break-before="auto" style:column-width="96.48mm"/>
    </style:style>
    <style:style style:name="co11" style:family="table-column">
      <style:table-column-properties fo:break-before="auto" style:column-width="20.4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fals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32.1mm" fo:break-before="auto" style:use-optimal-row-height="false"/>
    </style:style>
    <style:style style:name="ro4" style:family="table-row">
      <style:table-row-properties style:row-height="24.22mm" fo:break-before="auto" style:use-optimal-row-height="false"/>
    </style:style>
    <style:style style:name="ro5" style:family="table-row">
      <style:table-row-properties style:row-height="16.32mm" fo:break-before="auto" style:use-optimal-row-height="false"/>
    </style:style>
    <style:style style:name="ro6" style:family="table-row">
      <style:table-row-properties style:row-height="20.27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28.17mm" fo:break-before="auto" style:use-optimal-row-height="false"/>
    </style:style>
    <style:style style:name="ro9" style:family="table-row">
      <style:table-row-properties style:row-height="29.39mm" fo:break-before="auto" style:use-optimal-row-height="false"/>
    </style:style>
    <style:style style:name="ro10" style:family="table-row">
      <style:table-row-properties style:row-height="36.05mm" fo:break-before="auto" style:use-optimal-row-height="false"/>
    </style:style>
    <style:style style:name="ro11" style:family="table-row">
      <style:table-row-properties style:row-height="43.96mm" fo:break-before="auto" style:use-optimal-row-height="false"/>
    </style:style>
    <style:style style:name="ro12" style:family="table-row">
      <style:table-row-properties style:row-height="40.01mm" fo:break-before="auto" style:use-optimal-row-height="false"/>
    </style:style>
    <style:style style:name="ro13" style:family="table-row">
      <style:table-row-properties style:row-height="47.17mm" fo:break-before="auto" style:use-optimal-row-height="false"/>
    </style:style>
    <style:style style:name="ro14" style:family="table-row">
      <style:table-row-properties style:row-height="41.24mm" fo:break-before="auto" style:use-optimal-row-height="false"/>
    </style:style>
    <style:style style:name="ro15" style:family="table-row">
      <style:table-row-properties style:row-height="63.69mm" fo:break-before="auto" style:use-optimal-row-height="false"/>
    </style:style>
    <style:style style:name="ro16" style:family="table-row">
      <style:table-row-properties style:row-height="47.91mm" fo:break-before="auto" style:use-optimal-row-height="false"/>
    </style:style>
    <style:style style:name="ro17" style:family="table-row">
      <style:table-row-properties style:row-height="12.56mm" fo:break-before="auto" style:use-optimal-row-height="false"/>
    </style:style>
    <style:style style:name="ro18" style:family="table-row">
      <style:table-row-properties style:row-height="19.74mm" fo:break-before="auto" style:use-optimal-row-height="false"/>
    </style:style>
    <style:style style:name="ro19" style:family="table-row">
      <style:table-row-properties style:row-height="21.06mm" fo:break-before="auto" style:use-optimal-row-height="false"/>
    </style:style>
    <style:style style:name="ro20" style:family="table-row">
      <style:table-row-properties style:row-height="14.46mm" fo:break-before="auto" style:use-optimal-row-height="false"/>
    </style:style>
    <style:style style:name="ro21" style:family="table-row">
      <style:table-row-properties style:row-height="4.6mm" fo:break-before="auto" style:use-optimal-row-height="true"/>
    </style:style>
    <style:style style:name="ro22" style:family="table-row">
      <style:table-row-properties style:row-height="4.52m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ext-properties fo:font-size="10pt"/>
    </style:style>
    <style:style style:name="ce8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9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10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7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8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  <style:style style:name="ce19" style:family="table-cell" style:parent-style-name="Default1" style:data-style-name="N0">
      <style:table-cell-properties fo:background-color="#ffff00"/>
      <style:text-properties fo:font-size="10pt"/>
    </style:style>
    <style:style style:name="ce20" style:family="table-cell" style:parent-style-name="Default1" style:data-style-name="N0">
      <style:table-cell-properties fo:background-color="transparent"/>
      <style:text-properties fo:font-size="10pt"/>
    </style:style>
    <style:style style:name="ce21" style:family="table-cell" style:parent-style-name="Default1" style:data-style-name="N0">
      <style:table-cell-properties fo:background-color="#c0c0c0"/>
      <style:text-properties fo:font-size="10p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0c0c0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2" table:number-columns-repeated="7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10" office:value-type="string" calcext:value-type="string">
            <text:p>skill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class</text:p>
          </table:table-cell>
          <table:table-cell table:style-name="ce10" office:value-type="string" calcext:value-type="string">
            <text:p>classtitle</text:p>
          </table:table-cell>
          <table:table-cell table:style-name="ce10" office:value-type="string" calcext:value-type="string">
            <text:p>subclasstitle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adb+c,atk/AC</text:p>
          </table:table-cell>
          <table:table-cell table:style-name="ce10" office:value-type="string" calcext:value-type="string">
            <text:p>restore,range,clip</text:p>
          </table:table-cell>
          <table:table-cell table:style-name="ce10" office:value-type="string" calcext:value-type="string">
            <text:p>level,material,price,weight</text:p>
          </table:table-cell>
          <table:table-cell table:style-name="ce17" office:value-type="string" calcext:value-type="string">
            <text:p>q,s,a,r</text:p>
          </table:table-cell>
          <table:table-cell table:style-name="ce17" office:value-type="string" calcext:value-type="string">
            <text:p>story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8" office:value-type="string" calcext:value-type="string">
            <text:p>x=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рубый меч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1,material=30,price=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Поморников меч"</text:p>
          </table:table-cell>
          <table:table-cell table:style-name="ce12" office:value-type="string" calcext:value-type="string">
            <text:p>a=1,b=4,c=3,atk=1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2,material=35,price=1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ородской меч"</text:p>
          </table:table-cell>
          <table:table-cell table:style-name="ce12" office:value-type="string" calcext:value-type="string">
            <text:p>a=2,b=4,c=3,atk=3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3,material=40,price=3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Демонов пламень"</text:p>
          </table:table-cell>
          <table:table-cell table:style-name="ce12" office:value-type="string" calcext:value-type="string">
            <text:p>a=3,b=4,c=3,atk=6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4,material=45,price=5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Меч паладина"</text:p>
          </table:table-cell>
          <table:table-cell table:style-name="ce12" office:value-type="string" calcext:value-type="string">
            <text:p>a=5,b=4,c=3,atk=9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5,material=50,price=7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"</text:p>
          </table:table-cell>
          <table:table-cell table:style-name="ce12" office:value-type="string" calcext:value-type="string">
            <text:p>a=1,b=4,c=5,atk=0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1,material=40,price=4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Боевой меч"</text:p>
          </table:table-cell>
          <table:table-cell table:style-name="ce12" office:value-type="string" calcext:value-type="string">
            <text:p>a=1,b=4,c=5,atk=2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2,material=45,price=6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Рыцарский меч"</text:p>
          </table:table-cell>
          <table:table-cell table:style-name="ce12" office:value-type="string" calcext:value-type="string">
            <text:p>a=2,b=4,c=5,atk=4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3,material=50,price=8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жадамский бастард"</text:p>
          </table:table-cell>
          <table:table-cell table:style-name="ce12" office:value-type="string" calcext:value-type="string">
            <text:p>a=3,b=4,c=5,atk=8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4,material=55,price=1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 снежных"</text:p>
          </table:table-cell>
          <table:table-cell table:style-name="ce12" office:value-type="string" calcext:value-type="string">
            <text:p>a=4,b=4,c=5,atk=16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5,material=6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у снежных эльфов тип меч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Палаш крысолюда"</text:p>
          </table:table-cell>
          <table:table-cell table:style-name="ce12" office:value-type="string" calcext:value-type="string">
            <text:p>a=2,b=3,c=3,atk=0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1,material=20,price=75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Абордажный палаш"</text:p>
          </table:table-cell>
          <table:table-cell table:style-name="ce12" office:value-type="string" calcext:value-type="string">
            <text:p>a=4,b=3,c=3,atk=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2,material=25,price=1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Разбойничий палаш"</text:p>
          </table:table-cell>
          <table:table-cell table:style-name="ce12" office:value-type="string" calcext:value-type="string">
            <text:p>a=6,b=3,c=3,atk=4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3,material=30,price=5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Наемничий палаш"</text:p>
          </table:table-cell>
          <table:table-cell table:style-name="ce12" office:value-type="string" calcext:value-type="string">
            <text:p>a=8,b=3,c=3,atk=8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4,material=35,price=7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Кондотьер"</text:p>
          </table:table-cell>
          <table:table-cell table:style-name="ce12" office:value-type="string" calcext:value-type="string">
            <text:p>a=12,b=3,c=3,atk=1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5,material=40,price=10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Гоблинский ятаган"</text:p>
          </table:table-cell>
          <table:table-cell table:style-name="ce12" office:value-type="string" calcext:value-type="string">
            <text:p>a=1,b=2,c=2,atk=0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1,material=25,price=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фальшион"</text:p>
          </table:table-cell>
          <table:table-cell table:style-name="ce12" office:value-type="string" calcext:value-type="string">
            <text:p>a=1,b=2,c=2,atk=3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2,material=3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начинающего пирата. 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головотяп"</text:p>
          </table:table-cell>
          <table:table-cell table:style-name="ce12" office:value-type="string" calcext:value-type="string">
            <text:p>a=3,b=2,c=2,atk=5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3,material=3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Эльфийская сабля"</text:p>
          </table:table-cell>
          <table:table-cell table:style-name="ce12" office:value-type="string" calcext:value-type="string">
            <text:p>a=5,b=2,c=2,atk=7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4,material=4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Регнанская абордажная сабля"</text:p>
          </table:table-cell>
          <table:table-cell table:style-name="ce12" office:value-type="string" calcext:value-type="string">
            <text:p>a=7,b=2,c=2,atk=9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5,material=45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алаш ящеролюда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1,material=40,price=1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Меч стрелка"</text:p>
          </table:table-cell>
          <table:table-cell table:style-name="ce12" office:value-type="string" calcext:value-type="string">
            <text:p>a=1,b=3,c=3,atk=1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2,material=4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ндартный меч лучников и арбалетчиков.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Гладиус"</text:p>
          </table:table-cell>
          <table:table-cell table:style-name="ce12" office:value-type="string" calcext:value-type="string">
            <text:p>a=2,b=3,c=3,atk=2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3,material=50,price=2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Эльфийский лист"</text:p>
          </table:table-cell>
          <table:table-cell table:style-name="ce12" office:value-type="string" calcext:value-type="string">
            <text:p>a=3,b=3,c=3,atk=4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4,material=5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Кошкодер"</text:p>
          </table:table-cell>
          <table:table-cell table:style-name="ce12" office:value-type="string" calcext:value-type="string">
            <text:p>a=4,b=3,c=3,atk=6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5,material=60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Плотницкий топор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Военный топор"</text:p>
          </table:table-cell>
          <table:table-cell table:style-name="ce12" office:value-type="string" calcext:value-type="string">
            <text:p>a=1,b=4,c=2,atk=3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45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Абордажный топор"</text:p>
          </table:table-cell>
          <table:table-cell table:style-name="ce12" office:value-type="string" calcext:value-type="string">
            <text:p>a=2,b=4,c=2,atk=6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50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Гномий широколезвийник"</text:p>
          </table:table-cell>
          <table:table-cell table:style-name="ce12" office:value-type="string" calcext:value-type="string">
            <text:p>a=3,b=4,c=2,atk=9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55,price=5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Рыцарский топор"</text:p>
          </table:table-cell>
          <table:table-cell table:style-name="ce12" office:value-type="string" calcext:value-type="string">
            <text:p>a=4,b=4,c=2,atk=1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60,price=77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Дровосе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1,material=3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"</text:p>
          </table:table-cell>
          <table:table-cell table:style-name="ce12" office:value-type="string" calcext:value-type="string">
            <text:p>a=4,b=4,c=3,atk=2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2,material=4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Абордажная секира"</text:p>
          </table:table-cell>
          <table:table-cell table:style-name="ce12" office:value-type="string" calcext:value-type="string">
            <text:p>a=7,b=4,c=3,atk=4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3,material=45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 мореходов"</text:p>
          </table:table-cell>
          <table:table-cell table:style-name="ce12" office:value-type="string" calcext:value-type="string">
            <text:p>a=10,b=4,c=3,atk=6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4,material=50,price=6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тип секир популярен на востоке Антагарича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Гномья секира"</text:p>
          </table:table-cell>
          <table:table-cell table:style-name="ce12" office:value-type="string" calcext:value-type="string">
            <text:p>a=13,b=4,c=3,atk=8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5,material=55,price=1024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Регнанский двулезвийник"</text:p>
          </table:table-cell>
          <table:table-cell table:style-name="ce12" office:value-type="string" calcext:value-type="string">
            <text:p>a=1,b=4,c=4,atk=0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1,material=50,price=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Топор минотавра"</text:p>
          </table:table-cell>
          <table:table-cell table:style-name="ce12" office:value-type="string" calcext:value-type="string">
            <text:p>a=1,b=4,c=4,atk=1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2,material=55,price=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Ворийский двулезвийник"</text:p>
          </table:table-cell>
          <table:table-cell table:style-name="ce12" office:value-type="string" calcext:value-type="string">
            <text:p>a=2,b=4,c=4,atk=2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3,material=60,price=6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Храмовый топор"</text:p>
          </table:table-cell>
          <table:table-cell table:style-name="ce12" office:value-type="string" calcext:value-type="string">
            <text:p>a=3,b=4,c=4,atk=3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4,material=65,price=8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Нихонский топор"</text:p>
          </table:table-cell>
          <table:table-cell table:style-name="ce12" office:value-type="string" calcext:value-type="string">
            <text:p>a=4,b=4,c=4,atk=4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5,material=70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Бердыш"</text:p>
          </table:table-cell>
          <table:table-cell table:style-name="ce12" office:value-type="string" calcext:value-type="string">
            <text:p>a=1,b=3,c=7,atk=0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1,material=50,price=22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Рыба"</text:p>
          </table:table-cell>
          <table:table-cell table:style-name="ce12" office:value-type="string" calcext:value-type="string">
            <text:p>a=3,b=3,c=7,atk=3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2,material=55,price=4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Полэкс"</text:p>
          </table:table-cell>
          <table:table-cell table:style-name="ce12" office:value-type="string" calcext:value-type="string">
            <text:p>a=5,b=3,c=7,atk=6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3,material=60,price=9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Тяжелый полэкс"</text:p>
          </table:table-cell>
          <table:table-cell table:style-name="ce12" office:value-type="string" calcext:value-type="string">
            <text:p>a=7,b=3,c=7,atk=9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4,material=65,price=12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Джадамский топор"</text:p>
          </table:table-cell>
          <table:table-cell table:style-name="ce12" office:value-type="string" calcext:value-type="string">
            <text:p>a=9,b=3,c=7,atk=12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5,material=7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Копье троглодита"</text:p>
          </table:table-cell>
          <table:table-cell table:style-name="ce12" office:value-type="string" calcext:value-type="string">
            <text:p>a=1,b=1,c=9,atk=0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1,material=15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Рогатина"</text:p>
          </table:table-cell>
          <table:table-cell table:style-name="ce12" office:value-type="string" calcext:value-type="string">
            <text:p>a=1,b=1,c=9,atk=1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2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Боевое копье"</text:p>
          </table:table-cell>
          <table:table-cell table:style-name="ce12" office:value-type="string" calcext:value-type="string">
            <text:p>a=5,b=1,c=9,atk=5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3,material=2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ое копье"</text:p>
          </table:table-cell>
          <table:table-cell table:style-name="ce12" office:value-type="string" calcext:value-type="string">
            <text:p>a=9,b=1,c=9,atk=9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4,material=30,price=4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снежных эльфов, изящное и смертоносное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ий протазан"</text:p>
          </table:table-cell>
          <table:table-cell table:style-name="ce12" office:value-type="string" calcext:value-type="string">
            <text:p>a=13,b=1,c=9,atk=13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5,material=35,price=6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обой "</text:p>
          </table:table-cell>
          <table:table-cell table:style-name="ce12" office:value-type="string" calcext:value-type="string">
            <text:p>a=1,b=2,c=7,atk=0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1,material=10,price=1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инская гвизарма"</text:p>
          </table:table-cell>
          <table:table-cell table:style-name="ce12" office:value-type="string" calcext:value-type="string">
            <text:p>a=1,b=2,c=7,atk=2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2,material=20,price=4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строевая гвизарма"</text:p>
          </table:table-cell>
          <table:table-cell table:style-name="ce12" office:value-type="string" calcext:value-type="string">
            <text:p>a=2,b=2,c=7,atk=4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3,material=30,price=4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глевия"</text:p>
          </table:table-cell>
          <table:table-cell table:style-name="ce12" office:value-type="string" calcext:value-type="string">
            <text:p>a=4,b=2,c=7,atk=6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4,material=50,price=7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Боевая коса"</text:p>
          </table:table-cell>
          <table:table-cell table:style-name="ce12" office:value-type="string" calcext:value-type="string">
            <text:p>a=6,b=2,c=7,atk=8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5,material=70,price=100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Штурмовой лохабер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1,material=20,price=1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Легкая алебарда"</text:p>
          </table:table-cell>
          <table:table-cell table:style-name="ce12" office:value-type="string" calcext:value-type="string">
            <text:p>a=4,b=3,c=6,atk=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2,material=30,price=3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Алебарда стражников"</text:p>
          </table:table-cell>
          <table:table-cell table:style-name="ce12" office:value-type="string" calcext:value-type="string">
            <text:p>a=6,b=3,c=6,atk=6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3,material=40,price=4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урнирная алебарда"</text:p>
          </table:table-cell>
          <table:table-cell table:style-name="ce12" office:value-type="string" calcext:value-type="string">
            <text:p>a=10,b=3,c=6,atk=1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4,material=50,price=6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яжелая алебарда"</text:p>
          </table:table-cell>
          <table:table-cell table:style-name="ce12" office:value-type="string" calcext:value-type="string">
            <text:p>a=14,b=3,c=6,atk=1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5,material=60,price=15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Вилы"</text:p>
          </table:table-cell>
          <table:table-cell table:style-name="ce12" office:value-type="string" calcext:value-type="string">
            <text:p>a=1,b=2,c=6,atk=0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1,material=15,price=15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Трезубец ящеролюдов"</text:p>
          </table:table-cell>
          <table:table-cell table:style-name="ce12" office:value-type="string" calcext:value-type="string">
            <text:p>a=3,b=2,c=6,atk=3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2,material=20,price=25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Боевой трезубец"</text:p>
          </table:table-cell>
          <table:table-cell table:style-name="ce12" office:value-type="string" calcext:value-type="string">
            <text:p>a=5,b=2,c=6,atk=5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3,material=30,price=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Морской трезубец"</text:p>
          </table:table-cell>
          <table:table-cell table:style-name="ce12" office:value-type="string" calcext:value-type="string">
            <text:p>a=7,b=2,c=6,atk=7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4,material=40,price=10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Эльфийский трезубец"</text:p>
          </table:table-cell>
          <table:table-cell table:style-name="ce12" office:value-type="string" calcext:value-type="string">
            <text:p>a=9,b=2,c=6,atk=9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5,material=50,price=1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1,material=10,price=5,weight=0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 татя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2,material=15,price=15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Палица"</text:p>
          </table:table-cell>
          <table:table-cell table:style-name="ce12" office:value-type="string" calcext:value-type="string">
            <text:p>a=5,b=1,c=3,atk=5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3,material=25,price=25,weight=0.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Железная дубинка"</text:p>
          </table:table-cell>
          <table:table-cell table:style-name="ce12" office:value-type="string" calcext:value-type="string">
            <text:p>a=7,b=1,c=3,atk=7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4,material=45,price=4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а огра"</text:p>
          </table:table-cell>
          <table:table-cell table:style-name="ce12" office:value-type="string" calcext:value-type="string">
            <text:p>a=9,b=1,c=3,atk=9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5,material=60,price=50,weight=0.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Окованная булав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лава с железным навершием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60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ипованная булава"</text:p>
          </table:table-cell>
          <table:table-cell table:style-name="ce12" office:value-type="string" calcext:value-type="string">
            <text:p>a=5,b=2,c=4,atk=5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70,price=2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естопер"</text:p>
          </table:table-cell>
          <table:table-cell table:style-name="ce12" office:value-type="string" calcext:value-type="string">
            <text:p>a=8,b=2,c=4,atk=8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80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здыхан"</text:p>
          </table:table-cell>
          <table:table-cell table:style-name="ce12" office:value-type="string" calcext:value-type="string">
            <text:p>a=11,b=2,c=4,atk=11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9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ий рабочий молот"</text:p>
          </table:table-cell>
          <table:table-cell table:style-name="ce12" office:value-type="string" calcext:value-type="string">
            <text:p>a=1,b=2,c=5,atk=0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1,material=45,price=12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Клевец"</text:p>
          </table:table-cell>
          <table:table-cell table:style-name="ce12" office:value-type="string" calcext:value-type="string">
            <text:p>a=3,b=2,c=5,atk=3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2,material=50,price=3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ья кирка"</text:p>
          </table:table-cell>
          <table:table-cell table:style-name="ce12" office:value-type="string" calcext:value-type="string">
            <text:p>a=6,b=2,c=5,atk=6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3,material=55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Боевая кирка"</text:p>
          </table:table-cell>
          <table:table-cell table:style-name="ce12" office:value-type="string" calcext:value-type="string">
            <text:p>a=9,b=2,c=5,atk=9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4,material=6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молот, гроза вражьих щитов и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Энротский молот"</text:p>
          </table:table-cell>
          <table:table-cell table:style-name="ce12" office:value-type="string" calcext:value-type="string">
            <text:p>a=12,b=2,c=5,atk=12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5,material=65,price=9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евой цеп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1,material=4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Кистень"</text:p>
          </table:table-cell>
          <table:table-cell table:style-name="ce12" office:value-type="string" calcext:value-type="string">
            <text:p>a=1,b=3,c=6,atk=4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2,material=45,price=2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родавчатый кистень"</text:p>
          </table:table-cell>
          <table:table-cell table:style-name="ce12" office:value-type="string" calcext:value-type="string">
            <text:p>a=2,b=3,c=6,atk=8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3,material=50,price=4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Шипастый кистень"</text:p>
          </table:table-cell>
          <table:table-cell table:style-name="ce12" office:value-type="string" calcext:value-type="string">
            <text:p>a=4,b=3,c=6,atk=1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4,material=55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Двухвостый кистень"</text:p>
          </table:table-cell>
          <table:table-cell table:style-name="ce12" office:value-type="string" calcext:value-type="string">
            <text:p>a=6,b=3,c=6,atk=12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5,material=60,price=1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Живопырка"</text:p>
          </table:table-cell>
          <table:table-cell table:style-name="ce12" office:value-type="string" calcext:value-type="string">
            <text:p>a=2,b=2,c=2,atk=1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1,material=30,price=2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Зубатый кинжал"</text:p>
          </table:table-cell>
          <table:table-cell table:style-name="ce12" office:value-type="string" calcext:value-type="string">
            <text:p>a=4,b=2,c=2,atk=3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2,material=40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Рунический кинжал"</text:p>
          </table:table-cell>
          <table:table-cell table:style-name="ce12" office:value-type="string" calcext:value-type="string">
            <text:p>a=8,b=2,c=2,atk=5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3,material=50,price=2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Храмовый кинжал"</text:p>
          </table:table-cell>
          <table:table-cell table:style-name="ce12" office:value-type="string" calcext:value-type="string">
            <text:p>a=12,b=2,c=2,atk=7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4,material=6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Энротский кинжал"</text:p>
          </table:table-cell>
          <table:table-cell table:style-name="ce12" office:value-type="string" calcext:value-type="string">
            <text:p>a=16,b=2,c=2,atk=9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5,material=70,price=7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Гномий кинжал"</text:p>
          </table:table-cell>
          <table:table-cell table:style-name="ce12" office:value-type="string" calcext:value-type="string">
            <text:p>a=1,b=2,c=3,atk=1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1,material=25,price=3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 Клинок из добротной стали, простая гарда без украшений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Эрафийский кинжал"</text:p>
          </table:table-cell>
          <table:table-cell table:style-name="ce12" office:value-type="string" calcext:value-type="string">
            <text:p>a=3,b=2,c=3,atk=3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2,material=3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Бретерник"</text:p>
          </table:table-cell>
          <table:table-cell table:style-name="ce12" office:value-type="string" calcext:value-type="string">
            <text:p>a=7,b=2,c=3,atk=5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3,material=4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Темный пламень"</text:p>
          </table:table-cell>
          <table:table-cell table:style-name="ce12" office:value-type="string" calcext:value-type="string">
            <text:p>a=11,b=2,c=3,atk=7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4,material=55,price=6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Младший брат"</text:p>
          </table:table-cell>
          <table:table-cell table:style-name="ce12" office:value-type="string" calcext:value-type="string">
            <text:p>a=15,b=2,c=3,atk=9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5,material=65,price=10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Пейзанский нож"</text:p>
          </table:table-cell>
          <table:table-cell table:style-name="ce12" office:value-type="string" calcext:value-type="string">
            <text:p>a=1,b=1,c=4,atk=0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1,material=10,price=1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рочий нож"</text:p>
          </table:table-cell>
          <table:table-cell table:style-name="ce12" office:value-type="string" calcext:value-type="string">
            <text:p>a=3,b=1,c=4,atk=3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2,material=15,price=125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Регнанский нож"</text:p>
          </table:table-cell>
          <table:table-cell table:style-name="ce12" office:value-type="string" calcext:value-type="string">
            <text:p>a=5,b=1,c=4,atk=5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3,material=25,price=2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хотничий нож"</text:p>
          </table:table-cell>
          <table:table-cell table:style-name="ce12" office:value-type="string" calcext:value-type="string">
            <text:p>a=7,b=1,c=4,atk=7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4,material=35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Эльфийский нож"</text:p>
          </table:table-cell>
          <table:table-cell table:style-name="ce12" office:value-type="string" calcext:value-type="string">
            <text:p>a=9,b=1,c=4,atk=9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5,material=50,price=7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8" table:number-columns-repeated="11"/>
          <table:table-cell table:number-columns-repeated="1000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ростой посох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кверно обструганная кривоватая палка."</text:p>
          </table:table-cell>
          <table:table-cell table:style-name="ce18" table:number-columns-repeated="11"/>
          <table:table-cell table:number-columns-repeated="1000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Боевой шест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2.2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8" table:number-columns-repeated="11"/>
          <table:table-cell table:number-columns-repeated="1000"/>
        </table:table-row>
        <table:table-row table:style-name="ro13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пилигрима"</text:p>
          </table:table-cell>
          <table:table-cell table:style-name="ce12" office:value-type="string" calcext:value-type="string">
            <text:p>a=3,b=2,c=4,atk=4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8" table:number-columns-repeated="11"/>
          <table:table-cell table:number-columns-repeated="1000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монаха"</text:p>
          </table:table-cell>
          <table:table-cell table:style-name="ce12" office:value-type="string" calcext:value-type="string">
            <text:p>a=4,b=2,c=4,atk=6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3,material=30,price=210,weight=2.7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8" table:number-columns-repeated="11"/>
          <table:table-cell table:number-columns-repeated="1000"/>
        </table:table-row>
        <table:table-row table:style-name="ro14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огра"</text:p>
          </table:table-cell>
          <table:table-cell table:style-name="ce12" office:value-type="string" calcext:value-type="string">
            <text:p>a=6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4,material=40,price=32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Ведьмина метл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некромант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1,material=15,price=12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друида"</text:p>
          </table:table-cell>
          <table:table-cell table:style-name="ce12" office:value-type="string" calcext:value-type="string">
            <text:p>a=1,b=2,c=4,atk=1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2,material=20,price=24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лича"</text:p>
          </table:table-cell>
          <table:table-cell table:style-name="ce12" office:value-type="string" calcext:value-type="string">
            <text:p>a=1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5,material=50,price=76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архимага"</text:p>
          </table:table-cell>
          <table:table-cell table:style-name="ce12" office:value-type="string" calcext:value-type="string">
            <text:p>a=1,b=2,c=4,atk=7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5,material=35,price=1280,weight=3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дубовый лук"</text:p>
          </table:table-cell>
          <table:table-cell table:style-name="ce12" office:value-type="string" calcext:value-type="string">
            <text:p>a=1,b=3,c=2,atk=0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1,material=5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тисовый лук"</text:p>
          </table:table-cell>
          <table:table-cell table:style-name="ce12" office:value-type="string" calcext:value-type="string">
            <text:p>a=3,b=3,c=2,atk=2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2,material=10,price=2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акациевый лук"</text:p>
          </table:table-cell>
          <table:table-cell table:style-name="ce12" office:value-type="string" calcext:value-type="string">
            <text:p>a=5,b=3,c=2,atk=4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3,material=15,price=3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Эльфийский рекурвед"</text:p>
          </table:table-cell>
          <table:table-cell table:style-name="ce12" office:value-type="string" calcext:value-type="string">
            <text:p>a=7,b=3,c=2,atk=6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4,material=20,price=4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Жало налетчика"</text:p>
          </table:table-cell>
          <table:table-cell table:style-name="ce12" office:value-type="string" calcext:value-type="string">
            <text:p>a=9,b=3,c=2,atk=8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5,material=25,price=5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Костяной лук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1,material=10,price=1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Гоблинский лук"</text:p>
          </table:table-cell>
          <table:table-cell table:style-name="ce12" office:value-type="string" calcext:value-type="string">
            <text:p>a=2,b=4,c=2,atk=3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2,material=15,price=2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ящеролюдов"</text:p>
          </table:table-cell>
          <table:table-cell table:style-name="ce12" office:value-type="string" calcext:value-type="string">
            <text:p>a=4,b=4,c=2,atk=5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3,material=20,price=3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сатиров"</text:p>
          </table:table-cell>
          <table:table-cell table:style-name="ce12" office:value-type="string" calcext:value-type="string">
            <text:p>a=6,b=4,c=2,atk=7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4,material=25,price=4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8" table:number-columns-repeated="11"/>
          <table:table-cell table:number-columns-repeated="1000"/>
        </table:table-row>
        <table:table-row table:style-name="ro15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Магический лук"</text:p>
          </table:table-cell>
          <table:table-cell table:style-name="ce12" office:value-type="string" calcext:value-type="string">
            <text:p>a=8,b=4,c=2,atk=9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5,material=30,price=6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Антагаричский лук"</text:p>
          </table:table-cell>
          <table:table-cell table:style-name="ce12" office:value-type="string" calcext:value-type="string">
            <text:p>a=1,b=5,c=2,atk=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1,material=15,price=225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Орочий лук"</text:p>
          </table:table-cell>
          <table:table-cell table:style-name="ce12" office:value-type="string" calcext:value-type="string">
            <text:p>a=4,b=5,c=2,atk=4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2,material=20,price=42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Медуза"</text:p>
          </table:table-cell>
          <table:table-cell table:style-name="ce12" office:value-type="string" calcext:value-type="string">
            <text:p>a=6,b=5,c=2,atk=6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3,material=25,price=5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Страж-лук"</text:p>
          </table:table-cell>
          <table:table-cell table:style-name="ce12" office:value-type="string" calcext:value-type="string">
            <text:p>a=8,b=5,c=2,atk=8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4,material=30,price=75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Лесной агрессор"</text:p>
          </table:table-cell>
          <table:table-cell table:style-name="ce12" office:value-type="string" calcext:value-type="string">
            <text:p>a=10,b=5,c=2,atk=1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5,material=35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8" table:number-columns-repeated="11"/>
          <table:table-cell table:number-columns-repeated="1000"/>
        </table:table-row>
        <table:table-row table:style-name="ro16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Эльфийский блочный лу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1,material=30,price=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8" table:number-columns-repeated="11"/>
          <table:table-cell table:number-columns-repeated="1000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Поршневой лук"</text:p>
          </table:table-cell>
          <table:table-cell table:style-name="ce12" office:value-type="string" calcext:value-type="string">
            <text:p>a=3,b=4,c=3,atk=3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2,material=35,price=6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Тулореанский блочный лук"</text:p>
          </table:table-cell>
          <table:table-cell table:style-name="ce12" office:value-type="string" calcext:value-type="string">
            <text:p>a=5,b=4,c=3,atk=5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3,material=40,price=8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Гномий лук"</text:p>
          </table:table-cell>
          <table:table-cell table:style-name="ce12" office:value-type="string" calcext:value-type="string">
            <text:p>a=7,b=4,c=3,atk=7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4,material=45,price=1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Лук снайпера"</text:p>
          </table:table-cell>
          <table:table-cell table:style-name="ce12" office:value-type="string" calcext:value-type="string">
            <text:p>a=9,b=4,c=3,atk=9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5,material=50,price=2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Охотничий самострел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1,material=30,price=100,weight=2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облинский арбалет"</text:p>
          </table:table-cell>
          <table:table-cell table:style-name="ce12" office:value-type="string" calcext:value-type="string">
            <text:p>a=3,b=3,c=3,atk=3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2,material=35,price=2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наездника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3,material=40,price=4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ополченц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4,material=45,price=8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номий арбалет"</text:p>
          </table:table-cell>
          <table:table-cell table:style-name="ce12" office:value-type="string" calcext:value-type="string">
            <text:p>a=11,b=3,c=3,atk=11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5,material=50,price=16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охотник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1,material=40,price=45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воина"</text:p>
          </table:table-cell>
          <table:table-cell table:style-name="ce12" office:value-type="string" calcext:value-type="string">
            <text:p>a=3,b=4,c=3,atk=5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2,material=45,price=6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караванщика"</text:p>
          </table:table-cell>
          <table:table-cell table:style-name="ce12" office:value-type="string" calcext:value-type="string">
            <text:p>a=5,b=4,c=3,atk=7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3,material=50,price=75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паладина"</text:p>
          </table:table-cell>
          <table:table-cell table:style-name="ce12" office:value-type="string" calcext:value-type="string">
            <text:p>a=7,b=4,c=3,atk=9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4,material=55,price=10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убийцы"</text:p>
          </table:table-cell>
          <table:table-cell table:style-name="ce12" office:value-type="string" calcext:value-type="string">
            <text:p>a=9,b=4,c=3,atk=11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5,material=60,price=3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Охотничьи стрелы"</text:p>
          </table:table-cell>
          <table:table-cell table:style-name="ce12" office:value-type="string" calcext:value-type="string">
            <text:p>a=1,b=0,c=0,atk=0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1,material=1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ые деревянные стрелы с желез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Боевые стрелы"</text:p>
          </table:table-cell>
          <table:table-cell table:style-name="ce12" office:value-type="string" calcext:value-type="string">
            <text:p>a=3,b=1,c=3,atk=0</text:p>
          </table:table-cell>
          <table:table-cell table:style-name="ce12" office:value-type="string" calcext:value-type="string">
            <text:p>rt=0,range=3,clip=100</text:p>
          </table:table-cell>
          <table:table-cell table:style-name="ce12" office:value-type="string" calcext:value-type="string">
            <text:p>level=2,material=15,price=2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 с утяжеленным листовид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резни"</text:p>
          </table:table-cell>
          <table:table-cell table:style-name="ce12" office:value-type="string" calcext:value-type="string">
            <text:p>a=1,b=1,c=5,atk=3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3,material=20,price=3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найперские стрелы"</text:p>
          </table:table-cell>
          <table:table-cell table:style-name="ce12" office:value-type="string" calcext:value-type="string">
            <text:p>a=5,b=0,c=0,atk=0</text:p>
          </table:table-cell>
          <table:table-cell table:style-name="ce12" office:value-type="string" calcext:value-type="string">
            <text:p>rt=0,range=5,clip=100</text:p>
          </table:table-cell>
          <table:table-cell table:style-name="ce12" office:value-type="string" calcext:value-type="string">
            <text:p>level=4,material=25,price=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Эльфийские стрелы"</text:p>
          </table:table-cell>
          <table:table-cell table:style-name="ce12" office:value-type="string" calcext:value-type="string">
            <text:p>a=5,b=1,c=5,atk=0</text:p>
          </table:table-cell>
          <table:table-cell table:style-name="ce12" office:value-type="string" calcext:value-type="string">
            <text:p>rt=0,range=10,clip=100</text:p>
          </table:table-cell>
          <table:table-cell table:style-name="ce12" office:value-type="string" calcext:value-type="string">
            <text:p>level=5,material=30,price=1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Охотничьи болты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1,material=30,price=3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колышек с хвостовиком стабилизатор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трелы"</text:p>
          </table:table-cell>
          <table:table-cell table:style-name="ce12" office:value-type="string" calcext:value-type="string">
            <text:p>a=3,b=0,c=0,atk=0</text:p>
          </table:table-cell>
          <table:table-cell table:style-name="ce12" office:value-type="string" calcext:value-type="string">
            <text:p>rt=0,range=5,clip=50</text:p>
          </table:table-cell>
          <table:table-cell table:style-name="ce12" office:value-type="string" calcext:value-type="string">
            <text:p>level=2,material=35,price=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резни"</text:p>
          </table:table-cell>
          <table:table-cell table:style-name="ce12" office:value-type="string" calcext:value-type="string">
            <text:p>a=1,b=1,c=3,atk=5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3,material=40,price=7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Бронебойные болты"</text:p>
          </table:table-cell>
          <table:table-cell table:style-name="ce12" office:value-type="string" calcext:value-type="string">
            <text:p>a=1,b=1,c=3,atk=1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4,material=50,price=1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Стальные болты"</text:p>
          </table:table-cell>
          <table:table-cell table:style-name="ce12" office:value-type="string" calcext:value-type="string">
            <text:p>a=1,b=1,c=3,atk=3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5,material=70,price=1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Клевер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1,material=40,price=1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Черная метка"</text:p>
          </table:table-cell>
          <table:table-cell table:style-name="ce12" office:value-type="string" calcext:value-type="string">
            <text:p>a=1,b=1,c=2,atk=1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2,material=50,price=2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Звезда убийцы"</text:p>
          </table:table-cell>
          <table:table-cell table:style-name="ce12" office:value-type="string" calcext:value-type="string">
            <text:p>a=2,b=1,c=2,atk=2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3,material=60,price=2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Стальное солнце"</text:p>
          </table:table-cell>
          <table:table-cell table:style-name="ce12" office:value-type="string" calcext:value-type="string">
            <text:p>a=3,b=1,c=2,atk=3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4,material=70,price=3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Эльфийская снежинка"</text:p>
          </table:table-cell>
          <table:table-cell table:style-name="ce12" office:value-type="string" calcext:value-type="string">
            <text:p>a=5,b=1,c=2,atk=5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5,material=80,price=35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Пескарь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1,material=20,price=15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Ланцет"</text:p>
          </table:table-cell>
          <table:table-cell table:style-name="ce12" office:value-type="string" calcext:value-type="string">
            <text:p>a=2,b=1,c=3,atk=2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2,material=30,price=20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Ящерка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3,material=40,price=25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гномьей работ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Рыбка"</text:p>
          </table:table-cell>
          <table:table-cell table:style-name="ce12" office:value-type="string" calcext:value-type="string">
            <text:p>a=4,b=1,c=3,atk=5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4,material=50,price=30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Эльфийский сполох"</text:p>
          </table:table-cell>
          <table:table-cell table:style-name="ce12" office:value-type="string" calcext:value-type="string">
            <text:p>a=5,b=1,c=3,atk=7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5,material=60,price=35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есак"</text:p>
          </table:table-cell>
          <table:table-cell table:style-name="ce12" office:value-type="string" calcext:value-type="string">
            <text:p>a=1,b=2,c=3,atk=0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1,material=30,price=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опорик"</text:p>
          </table:table-cell>
          <table:table-cell table:style-name="ce12" office:value-type="string" calcext:value-type="string">
            <text:p>a=1,b=2,c=3,atk=2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2,material=40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Орочий топорик"</text:p>
          </table:table-cell>
          <table:table-cell table:style-name="ce12" office:value-type="string" calcext:value-type="string">
            <text:p>a=2,b=2,c=3,atk=4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3,material=50,price=1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Гномий топорик"</text:p>
          </table:table-cell>
          <table:table-cell table:style-name="ce12" office:value-type="string" calcext:value-type="string">
            <text:p>a=3,b=2,c=3,atk=6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4,material=60,price=2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Хербат"</text:p>
          </table:table-cell>
          <table:table-cell table:style-name="ce12" office:value-type="string" calcext:value-type="string">
            <text:p>a=4,b=2,c=3,atk=8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5,material=70,price=2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Деревянный бумеранг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1,material=30,price=100,weight=0.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Усиленный бумеранг"</text:p>
          </table:table-cell>
          <table:table-cell table:style-name="ce12" office:value-type="string" calcext:value-type="string">
            <text:p>a=3,b=3,c=3,atk=2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2,material=35,price=2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бумеранг, частично окованный желез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Стальной бумеранг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3,material=40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"</text:p>
          </table:table-cell>
          <table:table-cell table:style-name="ce12" office:value-type="string" calcext:value-type="string">
            <text:p>a=7,b=3,c=3,atk=7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4,material=45,price=4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-пил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5,material=50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Ременной доспех"</text:p>
          </table:table-cell>
          <table:table-cell table:style-name="ce12" office:value-type="string" calcext:value-type="string">
            <text:p>a=0,dr=5,dt=2,ac=4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20,price=2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уканьерка"</text:p>
          </table:table-cell>
          <table:table-cell table:style-name="ce12" office:value-type="string" calcext:value-type="string">
            <text:p>a=0,dr=10,dt=4,ac=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25,price=500,weight=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Доспех ополченца"</text:p>
          </table:table-cell>
          <table:table-cell table:style-name="ce12" office:value-type="string" calcext:value-type="string">
            <text:p>a=0,dr=15,dt=6,ac=8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30,price=750,weight=9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Кожаная кираса"</text:p>
          </table:table-cell>
          <table:table-cell table:style-name="ce12" office:value-type="string" calcext:value-type="string">
            <text:p>a=0,dr=20,dt=10,ac=12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35,price=1000,weight=1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ригантина"</text:p>
          </table:table-cell>
          <table:table-cell table:style-name="ce12" office:value-type="string" calcext:value-type="string">
            <text:p>a=0,dr=25,dt=12,ac=1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40,price=1250,weight=1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Ржавая кольчуга"</text:p>
          </table:table-cell>
          <table:table-cell table:style-name="ce12" office:value-type="string" calcext:value-type="string">
            <text:p>a=0,dr=10,dt=0,ac=10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1,material=35,price=400,weight=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Саллэнская кольчуга"</text:p>
          </table:table-cell>
          <table:table-cell table:style-name="ce12" office:value-type="string" calcext:value-type="string">
            <text:p>a=0,dr=20,dt=5,ac=14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2,material=40,price=6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ая кольчуга, сделана вполне добротн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Эльфийская кольчуга"</text:p>
          </table:table-cell>
          <table:table-cell table:style-name="ce12" office:value-type="string" calcext:value-type="string">
            <text:p>a=0,dr=30,dt=7,ac=18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3,material=45,price=8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Орочий юшман"</text:p>
          </table:table-cell>
          <table:table-cell table:style-name="ce12" office:value-type="string" calcext:value-type="string">
            <text:p>a=0,dr=40,dt=9,ac=2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4,material=55,price=1200,weight=1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Гномий калантарь"</text:p>
          </table:table-cell>
          <table:table-cell table:style-name="ce12" office:value-type="string" calcext:value-type="string">
            <text:p>a=0,dr=50,dt=11,ac=3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5,material=50,price=2400,weight=1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ликвидатора"</text:p>
          </table:table-cell>
          <table:table-cell table:style-name="ce12" office:value-type="string" calcext:value-type="string">
            <text:p>a=0,dr=30,dt=10,ac=2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50,price=1000,weight=2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стражника"</text:p>
          </table:table-cell>
          <table:table-cell table:style-name="ce12" office:value-type="string" calcext:value-type="string">
            <text:p>a=0,dr=40,dt=15,ac=3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2,material=55,price=3000,weight=2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наемника"</text:p>
          </table:table-cell>
          <table:table-cell table:style-name="ce12" office:value-type="string" calcext:value-type="string">
            <text:p>a=0,dr=50,dt=20,ac=4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3,material=60,price=5000,weight=3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ехотинца"</text:p>
          </table:table-cell>
          <table:table-cell table:style-name="ce12" office:value-type="string" calcext:value-type="string">
            <text:p>a=0,dr=60,dt=25,ac=5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4,material=65,price=7000,weight=3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аладина"</text:p>
          </table:table-cell>
          <table:table-cell table:style-name="ce12" office:value-type="string" calcext:value-type="string">
            <text:p>a=0,dr=70,dt=30,ac=6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5,material=70,price=12000,weight=4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гноллов"</text:p>
          </table:table-cell>
          <table:table-cell table:style-name="ce12" office:value-type="string" calcext:value-type="string">
            <text:p>a=0,b=0,c=0,ac=4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1,material=2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степняков"</text:p>
          </table:table-cell>
          <table:table-cell table:style-name="ce12" office:value-type="string" calcext:value-type="string">
            <text:p>a=0,b=0,c=0,ac=8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2,material=30,price=3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речных пиратов"</text:p>
          </table:table-cell>
          <table:table-cell table:style-name="ce12" office:value-type="string" calcext:value-type="string">
            <text:p>a=0,b=0,c=0,ac=12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3,material=40,price=5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приключенцев"</text:p>
          </table:table-cell>
          <table:table-cell table:style-name="ce12" office:value-type="string" calcext:value-type="string">
            <text:p>a=0,b=0,c=0,ac=16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4,material=50,price=750,weight=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Энротский щит"</text:p>
          </table:table-cell>
          <table:table-cell table:style-name="ce12" office:value-type="string" calcext:value-type="string">
            <text:p>a=0,b=0,c=0,ac=20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5,material=60,price=1000,weight=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Гоблинский щит"</text:p>
          </table:table-cell>
          <table:table-cell table:style-name="ce12" office:value-type="string" calcext:value-type="string">
            <text:p>a=0,b=0,c=0,ac=6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1,material=15,price=1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Треугольный щит"</text:p>
          </table:table-cell>
          <table:table-cell table:style-name="ce12" office:value-type="string" calcext:value-type="string">
            <text:p>a=0,b=0,c=0,ac=10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2,material=30,price=450,weight=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дерева, усилен железным листами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Антагричский наемничий щит"</text:p>
          </table:table-cell>
          <table:table-cell table:style-name="ce12" office:value-type="string" calcext:value-type="string">
            <text:p>a=0,b=0,c=0,ac=14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3,material=45,price=750,weight=9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Малый турнирный щит"</text:p>
          </table:table-cell>
          <table:table-cell table:style-name="ce12" office:value-type="string" calcext:value-type="string">
            <text:p>a=0,b=0,c=0,ac=18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4,material=60,price=1200,weight=1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щит с чеканкой, удобный, легкий, прочны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Финаксийский щит"</text:p>
          </table:table-cell>
          <table:table-cell table:style-name="ce12" office:value-type="string" calcext:value-type="string">
            <text:p>a=0,b=0,c=0,ac=22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5,material=75,price=1500,weight=1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огров"</text:p>
          </table:table-cell>
          <table:table-cell table:style-name="ce12" office:value-type="string" calcext:value-type="string">
            <text:p>a=0,b=0,c=0,ac=9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30,price=2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каннибала"</text:p>
          </table:table-cell>
          <table:table-cell table:style-name="ce12" office:value-type="string" calcext:value-type="string">
            <text:p>a=0,b=0,c=0,ac=15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40,price=45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Эльфийский строевой щит"</text:p>
          </table:table-cell>
          <table:table-cell table:style-name="ce12" office:value-type="string" calcext:value-type="string">
            <text:p>a=0,b=0,c=0,ac=21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50,price=700,weight=1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рыцаря Тьмы"</text:p>
          </table:table-cell>
          <table:table-cell table:style-name="ce12" office:value-type="string" calcext:value-type="string">
            <text:p>a=0,b=0,c=0,ac=27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60,price=1500,weight=1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Рыцарский щит"</text:p>
          </table:table-cell>
          <table:table-cell table:style-name="ce12" office:value-type="string" calcext:value-type="string">
            <text:p>a=0,b=0,c=0,ac=33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70,price=3000,weight=1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Кожаный шлем"</text:p>
          </table:table-cell>
          <table:table-cell table:style-name="ce12" office:value-type="string" calcext:value-type="string">
            <text:p>a=0,dr=5,dt=0,ac=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15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Шлем морехода"</text:p>
          </table:table-cell>
          <table:table-cell table:style-name="ce12" office:value-type="string" calcext:value-type="string">
            <text:p>a=0,dr=7,dt=1,ac=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20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Ржавая капеллина"</text:p>
          </table:table-cell>
          <table:table-cell table:style-name="ce12" office:value-type="string" calcext:value-type="string">
            <text:p>a=0,dr=9,dt=2,ac=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25,price=15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Эльфийский шлем"</text:p>
          </table:table-cell>
          <table:table-cell table:style-name="ce12" office:value-type="string" calcext:value-type="string">
            <text:p>a=0,dr=11,dt=3,ac=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30,price=3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Морион"</text:p>
          </table:table-cell>
          <table:table-cell table:style-name="ce12" office:value-type="string" calcext:value-type="string">
            <text:p>a=0,dr=13,dt=5,ac=1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35,price=4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Барбют"</text:p>
          </table:table-cell>
          <table:table-cell table:style-name="ce12" office:value-type="string" calcext:value-type="string">
            <text:p>a=0,dr=10,dt=7,ac=1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40,price=6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алад"</text:p>
          </table:table-cell>
          <table:table-cell table:style-name="ce12" office:value-type="string" calcext:value-type="string">
            <text:p>a=0,dr=15,dt=9,ac=1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45,price=7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апель"</text:p>
          </table:table-cell>
          <table:table-cell table:style-name="ce12" office:value-type="string" calcext:value-type="string">
            <text:p>a=0,dr=20,dt=11,ac=1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50,price=1000,weight=3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виное рыло"</text:p>
          </table:table-cell>
          <table:table-cell table:style-name="ce12" office:value-type="string" calcext:value-type="string">
            <text:p>a=0,dr=25,dt=13,ac=1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60,price=15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лем-ведро"</text:p>
          </table:table-cell>
          <table:table-cell table:style-name="ce12" office:value-type="string" calcext:value-type="string">
            <text:p>a=0,dr=30,dt=15,ac=2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70,price=3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Егерская шапка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Цилиндр леприкона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2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Треуголка"</text:p>
          </table:table-cell>
          <table:table-cell table:style-name="ce12" office:value-type="string" calcext:value-type="string">
            <text:p>a=0,dr=3,dt=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21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Широкополая шляпа"</text:p>
          </table:table-cell>
          <table:table-cell table:style-name="ce12" office:value-type="string" calcext:value-type="string">
            <text:p>a=0,dr=3,dt=0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3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Ведьмин колпак"</text:p>
          </table:table-cell>
          <table:table-cell table:style-name="ce12" office:value-type="string" calcext:value-type="string">
            <text:p>a=0,dr=3,dt=0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10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башмаки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,price=1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бувь простолюдин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сапоги"</text:p>
          </table:table-cell>
          <table:table-cell table:style-name="ce12" office:value-type="string" calcext:value-type="string">
            <text:p>a=0,dr=5,dt=1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Гномьи сапоги"</text:p>
          </table:table-cell>
          <table:table-cell table:style-name="ce12" office:value-type="string" calcext:value-type="string">
            <text:p>a=0,dr=7,dt=3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1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батоны"</text:p>
          </table:table-cell>
          <table:table-cell table:style-name="ce12" office:value-type="string" calcext:value-type="string">
            <text:p>a=0,dr=15,dt=1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30,price=25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рсары"</text:p>
          </table:table-cell>
          <table:table-cell table:style-name="ce12" office:value-type="string" calcext:value-type="string">
            <text:p>a=0,dr=9,dt=5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40,price=4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рейнджера"</text:p>
          </table:table-cell>
          <table:table-cell table:style-name="ce12" office:value-type="string" calcext:value-type="string">
            <text:p>a=0,dr=11,dt=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6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Эльфийские сапоги"</text:p>
          </table:table-cell>
          <table:table-cell table:style-name="ce12" office:value-type="string" calcext:value-type="string">
            <text:p>a=0,dr=13,dt=9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8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паладина"</text:p>
          </table:table-cell>
          <table:table-cell table:style-name="ce12" office:value-type="string" calcext:value-type="string">
            <text:p>a=0,dr=15,dt=11,ac=1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70,price=1000,weight=3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Орочья лапа"</text:p>
          </table:table-cell>
          <table:table-cell table:style-name="ce12" office:value-type="string" calcext:value-type="string">
            <text:p>a=0,dr=20,dt=15,ac=1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1200,weight=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драконоборца"</text:p>
          </table:table-cell>
          <table:table-cell table:style-name="ce12" office:value-type="string" calcext:value-type="string">
            <text:p>a=0,dr=25,dt=20,ac=1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1500,weight=4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е перчатки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андитские перчатки"</text:p>
          </table:table-cell>
          <table:table-cell table:style-name="ce12" office:value-type="string" calcext:value-type="string">
            <text:p>a=0,dr=5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ойцовские перчатки"</text:p>
          </table:table-cell>
          <table:table-cell table:style-name="ce12" office:value-type="string" calcext:value-type="string">
            <text:p>a=0,dr=7,dt=5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ратские краги"</text:p>
          </table:table-cell>
          <table:table-cell table:style-name="ce12" office:value-type="string" calcext:value-type="string">
            <text:p>a=0,dr=9,dt=7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альные перчатки"</text:p>
          </table:table-cell>
          <table:table-cell table:style-name="ce12" office:value-type="string" calcext:value-type="string">
            <text:p>a=0,dr=11,dt=9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3,dt=11,ac=1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6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5,dt=13,ac=1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Легиона Смерти"</text:p>
          </table:table-cell>
          <table:table-cell table:style-name="ce12" office:value-type="string" calcext:value-type="string">
            <text:p>a=0,dr=17,dt=15,ac=1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паладина"</text:p>
          </table:table-cell>
          <table:table-cell table:style-name="ce12" office:value-type="string" calcext:value-type="string">
            <text:p>a=0,dr=19,dt=17,ac=1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ьи перчатки"</text:p>
          </table:table-cell>
          <table:table-cell table:style-name="ce12" office:value-type="string" calcext:value-type="string">
            <text:p>a=0,dr=21,dt=19,ac=1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0,price=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й пояс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пояс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азбойничий пояс"</text:p>
          </table:table-cell>
          <table:table-cell table:style-name="ce12" office:value-type="string" calcext:value-type="string">
            <text:p>a=0,dr=5,dt=1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5,price=2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кожаный пояс с матерчатой осново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онаший пояс"</text:p>
          </table:table-cell>
          <table:table-cell table:style-name="ce12" office:value-type="string" calcext:value-type="string">
            <text:p>a=0,dr=7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убийцы"</text:p>
          </table:table-cell>
          <table:table-cell table:style-name="ce12" office:value-type="string" calcext:value-type="string">
            <text:p>a=0,dr=9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5,price=7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дуэлянта"</text:p>
          </table:table-cell>
          <table:table-cell table:style-name="ce12" office:value-type="string" calcext:value-type="string">
            <text:p>a=0,dr=11,dt=7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жадамский пояс"</text:p>
          </table:table-cell>
          <table:table-cell table:style-name="ce12" office:value-type="string" calcext:value-type="string">
            <text:p>a=0,dr=13,dt=9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работы темных эльф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архимага"</text:p>
          </table:table-cell>
          <table:table-cell table:style-name="ce12" office:value-type="string" calcext:value-type="string">
            <text:p>a=0,dr=15,dt=11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ный пояс из золота и небесного желез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Эльфийский пояс"</text:p>
          </table:table-cell>
          <table:table-cell table:style-name="ce12" office:value-type="string" calcext:value-type="string">
            <text:p>a=0,dr=17,dt=13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5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ртвячий пояс"</text:p>
          </table:table-cell>
          <table:table-cell table:style-name="ce12" office:value-type="string" calcext:value-type="string">
            <text:p>a=0,dr=19,dt=15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1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ий пояс"</text:p>
          </table:table-cell>
          <table:table-cell table:style-name="ce12" office:value-type="string" calcext:value-type="string">
            <text:p>a=0,dr=21,dt=1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5,price=1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пилигрима"</text:p>
          </table:table-cell>
          <table:table-cell table:style-name="ce12" office:value-type="string" calcext:value-type="string">
            <text:p>dg=5,dr=0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Егерский плащ"</text:p>
          </table:table-cell>
          <table:table-cell table:style-name="ce12" office:value-type="string" calcext:value-type="string">
            <text:p>dg=7,dr=3,dt=1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вампира"</text:p>
          </table:table-cell>
          <table:table-cell table:style-name="ce12" office:value-type="string" calcext:value-type="string">
            <text:p>dg=9,dr=5,dt=3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некроманта"</text:p>
          </table:table-cell>
          <table:table-cell table:style-name="ce12" office:value-type="string" calcext:value-type="string">
            <text:p>dg=11,dr=7,dt=5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благородного"</text:p>
          </table:table-cell>
          <table:table-cell table:style-name="ce11" office:value-type="string" calcext:value-type="string">
            <text:p>dg=5,dr=9,dt=7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лстый кожаный плащ, подбитый мех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мечника"</text:p>
          </table:table-cell>
          <table:table-cell table:style-name="ce11" office:value-type="string" calcext:value-type="string">
            <text:p>dg=5,dr=2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ая среди наёмников Энрота модель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архимага"</text:p>
          </table:table-cell>
          <table:table-cell table:style-name="ce12" office:value-type="string" calcext:value-type="string">
            <text:p>dg=5,dr=4,dt=7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6,dt=9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8,dt=11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2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10,dt=13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расное зелье лечения"</text:p>
          </table:table-cell>
          <table:table-cell table:style-name="ce13" office:value-type="string" calcext:value-type="string">
            <text:p>a="hp",b="plus",c="r",d="кардинал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инее зелье маны"</text:p>
          </table:table-cell>
          <table:table-cell table:style-name="ce13" office:value-type="string" calcext:value-type="string">
            <text:p>a="sp",b="plus",c="c",d="циа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бодрости"</text:p>
          </table:table-cell>
          <table:table-cell table:style-name="ce13" office:value-type="string" calcext:value-type="string">
            <text:p>a="st",b="plus",c="y",d="кенар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робуждения"</text:p>
          </table:table-cell>
          <table:table-cell table:style-name="ce13" office:value-type="string" calcext:value-type="string">
            <text:p>a="sleep",b="minus",c="w",d="снег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omponent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Земляное масло"</text:p>
          </table:table-cell>
          <table:table-cell table:style-name="ce13" office:value-type="string" calcext:value-type="string">
            <text:p>a=1,b=0,c="k",d="саж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одзарядки"</text:p>
          </table:table-cell>
          <table:table-cell table:style-name="ce13" office:value-type="string" calcext:value-type="string">
            <text:p>a="rt",b="plus",c="yk",d="янтар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1011"/>
        </table:table-row>
        <table:table-row table:style-name="ro17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кошачьего глаза"</text:p>
          </table:table-cell>
          <table:table-cell table:style-name="ce13" office:value-type="string" calcext:value-type="string">
            <text:p>a="nightvision",b="plus",c="yw",d="лимо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онная смазка"</text:p>
          </table:table-cell>
          <table:table-cell table:style-name="ce13" office:value-type="string" calcext:value-type="string">
            <text:p>a=46,b="",c="rw",d="роз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смазка для оружия, <text:s/>погружает живого противника в сон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отрезвления"</text:p>
          </table:table-cell>
          <table:table-cell table:style-name="ce13" office:value-type="string" calcext:value-type="string">
            <text:p>a="drunk",b="minus",c="c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оагулянт"</text:p>
          </table:table-cell>
          <table:table-cell table:style-name="ce13" office:value-type="string" calcext:value-type="string">
            <text:p>a="bleeding",b="minus",c="rk",d="террако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страха"</text:p>
          </table:table-cell>
          <table:table-cell table:style-name="ce13" office:value-type="string" calcext:value-type="string">
            <text:p>a="fearbomb",b="",c="ck",d="си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atalizator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Катализатор-активатор"</text:p>
          </table:table-cell>
          <table:table-cell table:style-name="ce13" office:value-type="string" calcext:value-type="string">
            <text:p>a=0,b=0,c="wk",d="мут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Ядовитая смазка"</text:p>
          </table:table-cell>
          <table:table-cell table:style-name="ce13" office:value-type="string" calcext:value-type="string">
            <text:p>a=10,b="",c="cy",d="зеле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ядовитая смазка для оруж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Противоядие"</text:p>
          </table:table-cell>
          <table:table-cell table:style-name="ce13" office:value-type="string" calcext:value-type="string">
            <text:p>a="poison",b="minus",c="cr",d="фиоле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огревающее"</text:p>
          </table:table-cell>
          <table:table-cell table:style-name="ce13" office:value-type="string" calcext:value-type="string">
            <text:p>a="cold",b="minus",c="ry",d="оранж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могающее бороться с холодом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каменной кожи"</text:p>
          </table:table-cell>
          <table:table-cell table:style-name="ce12" office:value-type="string" calcext:value-type="string">
            <text:p>a="stoneskin",b="bothequal",c="ryk",d="корица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мазь"</text:p>
          </table:table-cell>
          <table:table-cell table:style-name="ce12" office:value-type="string" calcext:value-type="string">
            <text:p>title="Антифриз"</text:p>
          </table:table-cell>
          <table:table-cell table:style-name="ce12" office:value-type="string" calcext:value-type="string">
            <text:p>a="freeze",b="minus",c="ryw",d="абрикос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 разморозки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ясного взора"</text:p>
          </table:table-cell>
          <table:table-cell table:style-name="ce12" office:value-type="string" calcext:value-type="string">
            <text:p>a="blind",b="minus",c="rcw",d="сирен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Зелье тьмы"</text:p>
          </table:table-cell>
          <table:table-cell table:style-name="ce12" office:value-type="string" calcext:value-type="string">
            <text:p>a="darkbomb",b=0,c="kck",d="ноч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упокоения"</text:p>
          </table:table-cell>
          <table:table-cell table:style-name="ce12" office:value-type="string" calcext:value-type="string">
            <text:p>a=74,b="",c="cyw",d="изумруд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Ядовитое облако"</text:p>
          </table:table-cell>
          <table:table-cell table:style-name="ce12" office:value-type="string" calcext:value-type="string">
            <text:p>a="toxiccloud",b=0,c="cyc",d="малахи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1011"/>
        </table:table-row>
        <table:table-row table:style-name="ro18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пешки"</text:p>
          </table:table-cell>
          <table:table-cell table:style-name="ce12" office:value-type="string" calcext:value-type="string">
            <text:p>a="haste",b="plus",c="ryr",d="террако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гненная смазка"</text:p>
          </table:table-cell>
          <table:table-cell table:style-name="ce12" office:value-type="string" calcext:value-type="string">
            <text:p>a=1,b="",c="yry",d="желток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284</text:p>
          </table:table-cell>
          <table:table-cell table:style-name="ce4" office:value-type="string" calcext:value-type="string">
            <text:p>x=40,y=47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trioil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мазка"</text:p>
          </table:table-cell>
          <table:table-cell table:style-name="ce14" office:value-type="string" calcext:value-type="string">
            <text:p>title="Заморозка"</text:p>
          </table:table-cell>
          <table:table-cell table:style-name="ce14" office:value-type="string" calcext:value-type="string">
            <text:p>a=28,b="",c="ryc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3,material=0,price=30,weight=1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ехкомпонентная смазка, замораживающая жертву. 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19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замедления"</text:p>
          </table:table-cell>
          <table:table-cell table:style-name="ce12" office:value-type="string" calcext:value-type="string">
            <text:p>a=58,b="",c="cy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Шоковая смазка"</text:p>
          </table:table-cell>
          <table:table-cell table:style-name="ce12" office:value-type="string" calcext:value-type="string">
            <text:p>a=40,b="",c="cc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hard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Укрепляющая смазка"</text:p>
          </table:table-cell>
          <table:table-cell table:style-name="ce12" office:value-type="string" calcext:value-type="string">
            <text:p>a=0,b="",c="cyy",d="киви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гад»"</text:p>
          </table:table-cell>
          <table:table-cell table:style-name="ce12" office:value-type="string" calcext:value-type="string">
            <text:p>a=71,b=0,c="r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охранения"</text:p>
          </table:table-cell>
          <table:table-cell table:style-name="ce12" office:value-type="string" calcext:value-type="string">
            <text:p>a="preservation",b="plus",c="cy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Панацея"</text:p>
          </table:table-cell>
          <table:table-cell table:style-name="ce12" office:value-type="string" calcext:value-type="string">
            <text:p>a="disease",b="minus",c="rcr",d="пурпур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регенерации"</text:p>
          </table:table-cell>
          <table:table-cell table:style-name="ce13" office:value-type="string" calcext:value-type="string">
            <text:p>a="regeneration",b="twinplus",c="cyr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Громовая смазка"</text:p>
          </table:table-cell>
          <table:table-cell table:style-name="ce13" office:value-type="string" calcext:value-type="string">
            <text:p>a=7,b="",c="cc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етушитель"</text:p>
          </table:table-cell>
          <table:table-cell table:style-name="ce13" office:value-type="string" calcext:value-type="string">
            <text:p>a="dousebomb",b=0,c="cy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Болезнетворная смазка"</text:p>
          </table:table-cell>
          <table:table-cell table:style-name="ce13" office:value-type="string" calcext:value-type="string">
            <text:p>a="disease",b="plus",c="cyr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умиротворения"</text:p>
          </table:table-cell>
          <table:table-cell table:style-name="ce13" office:value-type="string" calcext:value-type="string">
            <text:p>a="berserk",b="minus",c="rww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состояния берсерка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роклятья"</text:p>
          </table:table-cell>
          <table:table-cell table:style-name="ce13" office:value-type="string" calcext:value-type="string">
            <text:p>a="curse",b="minus",c="cyy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статик"</text:p>
          </table:table-cell>
          <table:table-cell table:style-name="ce13" office:value-type="string" calcext:value-type="string">
            <text:p>a="protfromstatic",b="twinbuff",c="c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огня"</text:p>
          </table:table-cell>
          <table:table-cell table:style-name="ce13" office:value-type="string" calcext:value-type="string">
            <text:p>a="protfromfire",b="twinbuff",c="cy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холода"</text:p>
          </table:table-cell>
          <table:table-cell table:style-name="ce13" office:value-type="string" calcext:value-type="string">
            <text:p>a="protfromcold",b="twinbuff",c="ry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антикоагулянт"</text:p>
          </table:table-cell>
          <table:table-cell table:style-name="ce13" office:value-type="string" calcext:value-type="string">
            <text:p>a=37,b=0,c="ryk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обращения в лед"</text:p>
          </table:table-cell>
          <table:table-cell table:style-name="ce13" office:value-type="string" calcext:value-type="string">
            <text:p>a="frostbomb",b=0,c="r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разума"</text:p>
          </table:table-cell>
          <table:table-cell table:style-name="ce13" office:value-type="string" calcext:value-type="string">
            <text:p>a="protofmind",b="twinbuff",c="ry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ь-шар"</text:p>
          </table:table-cell>
          <table:table-cell table:style-name="ce13" office:value-type="string" calcext:value-type="string">
            <text:p>a="firebomb",b=0,c="ryc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маг»"</text:p>
          </table:table-cell>
          <table:table-cell table:style-name="ce13" office:value-type="string" calcext:value-type="string">
            <text:p>a=52,b=0,c="wcr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духа"</text:p>
          </table:table-cell>
          <table:table-cell table:style-name="ce13" office:value-type="string" calcext:value-type="string">
            <text:p>a="protofspirit",b="plus",c="wc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Кислотная смазка"</text:p>
          </table:table-cell>
          <table:table-cell table:style-name="ce13" office:value-type="string" calcext:value-type="string">
            <text:p>a=13,b=0,c="y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рон кислотой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трашилка"</text:p>
          </table:table-cell>
          <table:table-cell table:style-name="ce13" office:value-type="string" calcext:value-type="string">
            <text:p>a=49,b=0,c="wkk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овергает жвый врагов в состояние паники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5" office:value-type="string" calcext:value-type="string">
            <text:p>id=308</text:p>
          </table:table-cell>
          <table:table-cell table:style-name="ce5" office:value-type="string" calcext:value-type="string">
            <text:p>x=49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жизневорота"</text:p>
          </table:table-cell>
          <table:table-cell table:style-name="ce15" office:value-type="string" calcext:value-type="string">
            <text:p>a=1,b="convertor",c="rr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Разочарование"</text:p>
          </table:table-cell>
          <table:table-cell table:style-name="ce13" office:value-type="string" calcext:value-type="string">
            <text:p>a="charm",b="minus",c="ck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шарма."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d=310</text:p>
          </table:table-cell>
          <table:table-cell table:style-name="ce5" office:value-type="string" calcext:value-type="string">
            <text:p>x=51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мановорота"</text:p>
          </table:table-cell>
          <table:table-cell table:style-name="ce15" office:value-type="string" calcext:value-type="string">
            <text:p>a=2,b="convertor",c="cc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тушения"</text:p>
          </table:table-cell>
          <table:table-cell table:style-name="ce13" office:value-type="string" calcext:value-type="string">
            <text:p>a="flame",b="twinminus",c="cc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опротивления к яду"</text:p>
          </table:table-cell>
          <table:table-cell table:style-name="ce13" office:value-type="string" calcext:value-type="string">
            <text:p>a="protfrompoison",b="twinminus",c="cy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Сонная бомба"</text:p>
          </table:table-cell>
          <table:table-cell table:style-name="ce13" office:value-type="string" calcext:value-type="string">
            <text:p>a="sleepbomp",b=0,c="w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9" office:value-type="string" calcext:value-type="string">
            <text:p>x=3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Нейротоксин"</text:p>
          </table:table-cell>
          <table:table-cell table:style-name="ce13" office:value-type="string" calcext:value-type="string">
            <text:p>a=16,b="",c="w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9" office:value-type="string" calcext:value-type="string">
            <text:p>x=33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Кислотная бомба"</text:p>
          </table:table-cell>
          <table:table-cell table:style-name="ce13" office:value-type="string" calcext:value-type="string">
            <text:p>a="acidbomb",b=0,c="yyr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9" office:value-type="string" calcext:value-type="string">
            <text:p>x=3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страха"</text:p>
          </table:table-cell>
          <table:table-cell table:style-name="ce13" office:value-type="string" calcext:value-type="string">
            <text:p>a=49,b=0,c="rwy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9" office:value-type="string" calcext:value-type="string">
            <text:p>x=3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Лечение паралича"</text:p>
          </table:table-cell>
          <table:table-cell table:style-name="ce13" office:value-type="string" calcext:value-type="string">
            <text:p>a="paralysed",b="minus",c="cr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9" office:value-type="string" calcext:value-type="string">
            <text:p>x=3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орчи"</text:p>
          </table:table-cell>
          <table:table-cell table:style-name="ce13" office:value-type="string" calcext:value-type="string">
            <text:p>a="flith",b="minus",c=0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порч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9" office:value-type="string" calcext:value-type="string">
            <text:p>x=37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Щелок"</text:p>
          </table:table-cell>
          <table:table-cell table:style-name="ce13" office:value-type="string" calcext:value-type="string">
            <text:p>a="acid",b="twindebuff",c="c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9" office:value-type="string" calcext:value-type="string">
            <text:p>x=38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покойного разума"</text:p>
          </table:table-cell>
          <table:table-cell table:style-name="ce13" office:value-type="string" calcext:value-type="string">
            <text:p>a="insane",b="minus",c="rrc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9" office:value-type="string" calcext:value-type="string">
            <text:p>x=39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Из камня в плоть."</text:p>
          </table:table-cell>
          <table:table-cell table:style-name="ce13" office:value-type="string" calcext:value-type="string">
            <text:p>a="stoned",b="minus",c="ccr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1011"/>
        </table:table-row>
        <table:table-row table:style-name="ro20">
          <table:table-cell table:style-name="ce5" office:value-type="string" calcext:value-type="string">
            <text:p>id=322</text:p>
          </table:table-cell>
          <table:table-cell table:style-name="ce5" office:value-type="string" calcext:value-type="string">
            <text:p>x=40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"***",b="twinbuff",c="rkcc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нятия внутрь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21">
          <table:table-cell table:style-name="ce5" office:value-type="string" calcext:value-type="string">
            <text:p>id=323</text:p>
          </table:table-cell>
          <table:table-cell table:style-name="ce5" office:value-type="string" calcext:value-type="string">
            <text:p>x=41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bomb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1,b=0,c="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метания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9" office:value-type="string" calcext:value-type="string">
            <text:p>x=4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утомления"</text:p>
          </table:table-cell>
          <table:table-cell table:style-name="ce13" office:value-type="string" calcext:value-type="string">
            <text:p>a=61,b=0,c="rww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25</text:p>
          </table:table-cell>
          <table:table-cell table:style-name="ce5" office:value-type="string" calcext:value-type="string">
            <text:p>x=43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trioil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мазка"</text:p>
          </table:table-cell>
          <table:table-cell table:style-name="ce15" office:value-type="string" calcext:value-type="string">
            <text:p>title="Дурман-смазка"</text:p>
          </table:table-cell>
          <table:table-cell table:style-name="ce15" office:value-type="string" calcext:value-type="string">
            <text:p>a=64,b=0,c="wrcc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ая смазка, дурманящая разум жертвы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9" office:value-type="string" calcext:value-type="string">
            <text:p>x=4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холодок"</text:p>
          </table:table-cell>
          <table:table-cell table:style-name="ce13" office:value-type="string" calcext:value-type="string">
            <text:p>a=4,b="",c="rwk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9" office:value-type="string" calcext:value-type="string">
            <text:p>x=4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болезней."</text:p>
          </table:table-cell>
          <table:table-cell table:style-name="ce13" office:value-type="string" calcext:value-type="string">
            <text:p>a="protfromdisease",b="twinbuff",c="r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9" office:value-type="string" calcext:value-type="string">
            <text:p>x=4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Шутиха"</text:p>
          </table:table-cell>
          <table:table-cell table:style-name="ce13" office:value-type="string" calcext:value-type="string">
            <text:p>a="noicebomb",b=0,c="wk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Бубузяка"</text:p>
          </table:table-cell>
          <table:table-cell table:style-name="ce12" office:value-type="string" calcext:value-type="string">
            <text:p>a="drunk",b="plus",c="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илы"</text:p>
          </table:table-cell>
          <table:table-cell table:style-name="ce12" office:value-type="string" calcext:value-type="string">
            <text:p>a="mgt_buff",b="plus",c="rrb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ыносливости"</text:p>
          </table:table-cell>
          <table:table-cell table:style-name="ce12" office:value-type="string" calcext:value-type="string">
            <text:p>a="enu_buff",b="plus",c="cycy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корости"</text:p>
          </table:table-cell>
          <table:table-cell table:style-name="ce12" office:value-type="string" calcext:value-type="string">
            <text:p>a="spd_buff",b="plus",c="ryr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ловкости"</text:p>
          </table:table-cell>
          <table:table-cell table:style-name="ce12" office:value-type="string" calcext:value-type="string">
            <text:p>a="dex_buff",b="plus",c="cyw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осприятия"</text:p>
          </table:table-cell>
          <table:table-cell table:style-name="ce12" office:value-type="string" calcext:value-type="string">
            <text:p>a="sns_buff",b="plus",c="rcy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еткости"</text:p>
          </table:table-cell>
          <table:table-cell table:style-name="ce12" office:value-type="string" calcext:value-type="string">
            <text:p>a="acu_buff",b="plus",c="rwrw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интеллекта"</text:p>
          </table:table-cell>
          <table:table-cell table:style-name="ce12" office:value-type="string" calcext:value-type="string">
            <text:p>a="int_buff",b="plus",c="yyc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духовности"</text:p>
          </table:table-cell>
          <table:table-cell table:style-name="ce12" office:value-type="string" calcext:value-type="string">
            <text:p>a="spr_buff",b="plus",c="ccw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харизмы"</text:p>
          </table:table-cell>
          <table:table-cell table:style-name="ce12" office:value-type="string" calcext:value-type="string">
            <text:p>a="chr_buff",b="plus",c="rykc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удачи"</text:p>
          </table:table-cell>
          <table:table-cell table:style-name="ce12" office:value-type="string" calcext:value-type="string">
            <text:p>a="luk_buff",b="plus",c="wkwk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воскрешения"</text:p>
          </table:table-cell>
          <table:table-cell table:style-name="ce12" office:value-type="string" calcext:value-type="string">
            <text:p>a="status",b="equal",c="wwkk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креш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Парализующая смазка"</text:p>
          </table:table-cell>
          <table:table-cell table:style-name="ce12" office:value-type="string" calcext:value-type="string">
            <text:p>a=34,b="",c="yyk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reset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чищающая протирка"</text:p>
          </table:table-cell>
          <table:table-cell table:style-name="ce12" office:value-type="string" calcext:value-type="string">
            <text:p>a=1,b=0,c="kkk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удаления с оружия других смазок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4" office:value-type="string" calcext:value-type="string">
            <text:p>x=0,y=0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Эссенция бодрости"</text:p>
          </table:table-cell>
          <table:table-cell table:style-name="ce12" office:value-type="string" calcext:value-type="string">
            <text:p>a="st",b="plus",c="yyykw",d=0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5,material=0,price=50,weight=1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Пятикомпонентное зелье, восстанавливающее бодрость.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charge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Закрепляющая смазка"</text:p>
          </table:table-cell>
          <table:table-cell table:style-name="ce12" office:value-type="string" calcext:value-type="string">
            <text:p>a=1,b=0,c="www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закрепляющая эффект ранее нанесённой смаз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вампиризма"</text:p>
          </table:table-cell>
          <table:table-cell table:style-name="ce12" office:value-type="string" calcext:value-type="string">
            <text:p>a=79,b=0,c="rrr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энерговампиризма"</text:p>
          </table:table-cell>
          <table:table-cell table:style-name="ce12" office:value-type="string" calcext:value-type="string">
            <text:p>a=80,b=0,c="www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перезарядки"</text:p>
          </table:table-cell>
          <table:table-cell table:style-name="ce12" office:value-type="string" calcext:value-type="string">
            <text:p>a=1,b=0,c="wwy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здоровья"</text:p>
          </table:table-cell>
          <table:table-cell table:style-name="ce12" office:value-type="string" calcext:value-type="string">
            <text:p>a="hp",b="plus",c="rrr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лечебное зелье большой силы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аны"</text:p>
          </table:table-cell>
          <table:table-cell table:style-name="ce12" office:value-type="string" calcext:value-type="string">
            <text:p>a="sp",b="plus",c="ccc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бомба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Антинежить"</text:p>
          </table:table-cell>
          <table:table-cell table:style-name="ce12" office:value-type="string" calcext:value-type="string">
            <text:p>a="holybomb"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рад"</text:p>
          </table:table-cell>
          <table:table-cell table:style-name="ce13" office:value-type="string" calcext:value-type="string">
            <text:p>a=1,b=0,c="ryryr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сцеления"</text:p>
          </table:table-cell>
          <table:table-cell table:style-name="ce13" office:value-type="string" calcext:value-type="string">
            <text:p>a=1,b=0,c="rcywkn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илы"</text:p>
          </table:table-cell>
          <table:table-cell table:style-name="ce13" office:value-type="string" calcext:value-type="string">
            <text:p>a="mgt",b="permanentplus",c="rrkkwwx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ыносливости"</text:p>
          </table:table-cell>
          <table:table-cell table:style-name="ce13" office:value-type="string" calcext:value-type="string">
            <text:p>a="enu",b="permanentplus",c="cycy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корости"</text:p>
          </table:table-cell>
          <table:table-cell table:style-name="ce13" office:value-type="string" calcext:value-type="string">
            <text:p>a="spd",b="permanentplus",c="ryrywd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ловкости"</text:p>
          </table:table-cell>
          <table:table-cell table:style-name="ce13" office:value-type="string" calcext:value-type="string">
            <text:p>a="dex",b="permanentplus",c="rycykf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осприятия"</text:p>
          </table:table-cell>
          <table:table-cell table:style-name="ce13" office:value-type="string" calcext:value-type="string">
            <text:p>a="sns",b="permanentplus",c="rcyckg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еткости"</text:p>
          </table:table-cell>
          <table:table-cell table:style-name="ce13" office:value-type="string" calcext:value-type="string">
            <text:p>a="acu",b="permanentplus",c="rwrwrwh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нтеллекта"</text:p>
          </table:table-cell>
          <table:table-cell table:style-name="ce13" office:value-type="string" calcext:value-type="string">
            <text:p>a="int",b="permanentplus",c="rrywwwi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духовности"</text:p>
          </table:table-cell>
          <table:table-cell table:style-name="ce13" office:value-type="string" calcext:value-type="string">
            <text:p>a="spr",b="permanentplus",c="rwcwwj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харизмы"</text:p>
          </table:table-cell>
          <table:table-cell table:style-name="ce13" office:value-type="string" calcext:value-type="string">
            <text:p>a="chr",b="permanentplus",c="rwrwcym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удачи"</text:p>
          </table:table-cell>
          <table:table-cell table:style-name="ce13" office:value-type="string" calcext:value-type="string">
            <text:p>a="luk",b="permanentplus",c="ryocyl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олодости"</text:p>
          </table:table-cell>
          <table:table-cell table:style-name="ce13" office:value-type="string" calcext:value-type="string">
            <text:p>a=1,b=0,c="cwckwo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ракон»"</text:p>
          </table:table-cell>
          <table:table-cell table:style-name="ce13" office:value-type="string" calcext:value-type="string">
            <text:p>a=1,b=0,c="rcy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емон»"</text:p>
          </table:table-cell>
          <table:table-cell table:style-name="ce13" office:value-type="string" calcext:value-type="string">
            <text:p>a=1,b=0,c="rrkkrr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титан»"</text:p>
          </table:table-cell>
          <table:table-cell table:style-name="ce13" office:value-type="string" calcext:value-type="string">
            <text:p>a=1,b=0,c="cccww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бессмертия"</text:p>
          </table:table-cell>
          <table:table-cell table:style-name="ce13" office:value-type="string" calcext:value-type="string">
            <text:p>a=1,b=0,c="rwrkwp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ифрита"</text:p>
          </table:table-cell>
          <table:table-cell table:style-name="ce13" office:value-type="string" calcext:value-type="string">
            <text:p>a=1,b=0,c="rryyrs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джинна"</text:p>
          </table:table-cell>
          <table:table-cell table:style-name="ce13" office:value-type="string" calcext:value-type="string">
            <text:p>a=1,b=0,c="cwcwct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здуха"</text:p>
          </table:table-cell>
          <table:table-cell table:style-name="ce13" office:value-type="string" calcext:value-type="string">
            <text:p>a=1,b=0,c="cwwwcq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огня"</text:p>
          </table:table-cell>
          <table:table-cell table:style-name="ce13" office:value-type="string" calcext:value-type="string">
            <text:p>a=1,b=0,c="rrryyu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земли"</text:p>
          </table:table-cell>
          <table:table-cell table:style-name="ce13" office:value-type="string" calcext:value-type="string">
            <text:p>a=1,b=0,c="rkyykv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ды"</text:p>
          </table:table-cell>
          <table:table-cell table:style-name="ce13" office:value-type="string" calcext:value-type="string">
            <text:p>a=1,b=0,c="cccwk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74</text:p>
          </table:table-cell>
          <table:table-cell table:style-name="ce5" office:value-type="string" calcext:value-type="string">
            <text:p>x=35,y=55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Жертвенный напиток"</text:p>
          </table:table-cell>
          <table:table-cell table:style-name="ce15" office:value-type="string" calcext:value-type="string">
            <text:p>a=1,b=0,c=0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6,material=0,price=100,weight=1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Месть алхимика"</text:p>
          </table:table-cell>
          <table:table-cell table:style-name="ce13" office:value-type="string" calcext:value-type="string">
            <text:p>a=1,b=0,c="rkrk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1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ttle"</text:p>
          </table:table-cell>
          <table:table-cell table:style-name="ce12" office:value-type="string" calcext:value-type="string">
            <text:p>subclass="tare"</text:p>
          </table:table-cell>
          <table:table-cell table:style-name="ce12" office:value-type="string" calcext:value-type="string">
            <text:p>classtitle="тар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стая бутыл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яблоко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омасленный 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масленный 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колько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2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 горка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риличная сумм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10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ое состояние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шама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0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единоро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10</text:p>
          </table:table-cell>
          <table:table-cell table:style-name="ce12" office:value-type="string" calcext:value-type="string">
            <text:p>level=1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фе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30,range=0,clip=10</text:p>
          </table:table-cell>
          <table:table-cell table:style-name="ce12" office:value-type="string" calcext:value-type="string">
            <text:p>level=2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40,range=0,clip=10</text:p>
          </table:table-cell>
          <table:table-cell table:style-name="ce12" office:value-type="string" calcext:value-type="string">
            <text:p>level=3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демо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50,range=0,clip=10</text:p>
          </table:table-cell>
          <table:table-cell table:style-name="ce12" office:value-type="string" calcext:value-type="string">
            <text:p>level=4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сте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ангел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60,range=0,clip=10</text:p>
          </table:table-cell>
          <table:table-cell table:style-name="ce12" office:value-type="string" calcext:value-type="string">
            <text:p>level=5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гист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essage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запис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апис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i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исьмо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сьм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1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огня"</text:p>
          </table:table-cell>
          <table:table-cell table:style-name="ce16" office:value-type="string" calcext:value-type="string">
            <text:p>a="rezfire",b="permanentplus",c="cccyyu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2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холода"</text:p>
          </table:table-cell>
          <table:table-cell table:style-name="ce16" office:value-type="string" calcext:value-type="string">
            <text:p>a="rezcold",b="permanentplus",c="rrrwwy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3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молний"</text:p>
          </table:table-cell>
          <table:table-cell table:style-name="ce16" office:value-type="string" calcext:value-type="string">
            <text:p>a="rezstatic",b="permanentplus",c="kkkwwq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4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яда"</text:p>
          </table:table-cell>
          <table:table-cell table:style-name="ce16" office:value-type="string" calcext:value-type="string">
            <text:p>a="rezpoison",b="permanentplus",c="cycykb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5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болезней"</text:p>
          </table:table-cell>
          <table:table-cell table:style-name="ce16" office:value-type="string" calcext:value-type="string">
            <text:p>a="rezdisease",b="permanentplus",c="cycyz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6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разума"</text:p>
          </table:table-cell>
          <table:table-cell table:style-name="ce16" office:value-type="string" calcext:value-type="string">
            <text:p>a="rezmind",b="permanentplus",c="rwryt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7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духа"</text:p>
          </table:table-cell>
          <table:table-cell table:style-name="ce16" office:value-type="string" calcext:value-type="string">
            <text:p>a="rezspirit",b="permanentplus",c="rwcws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8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кислоты"</text:p>
          </table:table-cell>
          <table:table-cell table:style-name="ce16" office:value-type="string" calcext:value-type="string">
            <text:p>a="rezacid",b="permanentplus",c="yyyccv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1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Яблок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3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елёное яблоко. Слаб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Хле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ареная куриц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ареная куриц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ной окорок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ченый свиной окорок. Отличн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пченые колбаски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чок лу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Чеснок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сно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Вяленая рыб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яленая рыб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ыр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ыр. Средне утоляет голод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д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роздь виногра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иноград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Лесные ягод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сные ягоды. Слаб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ъедобный гри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иб. Средне утоляет голод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веток ярутки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оцветие синей полыни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Луковица жёлтой лилии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Пещерный гриб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опоть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мчужи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3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па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Изумру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2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квамар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метис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4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ерил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оцв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риллиан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3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лм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мараг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3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уб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2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апфир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3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оп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7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лу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Латун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3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латун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Серебря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серебря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Золот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2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золот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Учениче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Эльфий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7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зна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12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самоцвет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1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темных эльф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9,material=110,price=2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изумруд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3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2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7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1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2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25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10,price=3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5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Каменная ступка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Фарфоровая ступка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5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Ручная мельниц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Ведьмин котёл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0,price=5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чугунный котёл, годится для варки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реактор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0,price=5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Перегонный куб"</text:p>
          </table:table-cell>
          <table:table-cell table:style-name="ce12" office:value-type="string" calcext:value-type="string">
            <text:p>a=7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5,price=3000,weight=2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Гидра Агара"</text:p>
          </table:table-cell>
          <table:table-cell table:style-name="ce12" office:value-type="string" calcext:value-type="string">
            <text:p>a=8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4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Дефлегматор Кланкер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brazier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ическая печь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40,price=1500,weight=2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ардинал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асн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иан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ини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енар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ёлт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нег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ел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ажа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ёрный гомогенизированный алхмкомпонент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1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Фаянсовая посу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2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Стеклянная посуда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3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Алхимические инструменты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key"</text:p>
          </table:table-cell>
          <table:table-cell table:style-name="ce12" office:value-type="string" calcext:value-type="string">
            <text:p>subclass="s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прост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2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c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цилиндровых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d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дисков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гномьи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Цепал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рюк"</text:p>
          </table:table-cell>
          <table:table-cell table:style-name="ce12" office:value-type="string" calcext:value-type="string">
            <text:p>a=7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остылик"</text:p>
          </table:table-cell>
          <table:table-cell table:style-name="ce12" office:value-type="string" calcext:value-type="string">
            <text:p>a=8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опатк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апа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Зубатка"</text:p>
          </table:table-cell>
          <table:table-cell table:style-name="ce12" office:value-type="string" calcext:value-type="string">
            <text:p>a=6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Растопырк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Щипцы"</text:p>
          </table:table-cell>
          <table:table-cell table:style-name="ce12" office:value-type="string" calcext:value-type="string">
            <text:p>a=9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Негатор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forcer"</text:p>
          </table:table-cell>
          <table:table-cell table:style-name="ce12" office:value-type="string" calcext:value-type="string">
            <text:p>subclass="forcer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Фомка"</text:p>
          </table:table-cell>
          <table:table-cell table:style-name="ce12" office:value-type="string" calcext:value-type="string">
            <text:p>a=1,b=1,c=1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1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силового взлома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игурный кусок камня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5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1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пуст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2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, которую кто-то вскрыл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арт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ар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1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bele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белен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обеле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рах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ах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5000,weight=0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ах погибшего союзни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труп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руп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0,weight=7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каменелост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каменелость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3000,weight=15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8</text:p>
          </table:table-cell>
          <table:table-cell table:style-name="ce2" office:value-type="string" calcext:value-type="string">
            <text:p>x=35,y=29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r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мина-ловуш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ина-ловуш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3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ина-ловушка для размещения на земле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9</text:p>
          </table:table-cell>
          <table:table-cell table:style-name="ce2" office:value-type="string" calcext:value-type="string">
            <text:p>x=50,y=26,w=2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Троллья палиц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100,range=0,clip=0</text:p>
          </table:table-cell>
          <table:table-cell table:style-name="ce12" office:value-type="string" calcext:value-type="string">
            <text:p>level=1,material=50,price=5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отполированное бревно. Используется троллями для отбивания мяса в военных и кулинарных целях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0</text:p>
          </table:table-cell>
          <table:table-cell table:style-name="ce2" office:value-type="string" calcext:value-type="string">
            <text:p>x=52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Булава огра"</text:p>
          </table:table-cell>
          <table:table-cell table:style-name="ce12" office:value-type="string" calcext:value-type="string">
            <text:p>a=1,b=6,c=5,atk=1</text:p>
          </table:table-cell>
          <table:table-cell table:style-name="ce12" office:value-type="string" calcext:value-type="string">
            <text:p>rt=90,range=0,clip=0</text:p>
          </table:table-cell>
          <table:table-cell table:style-name="ce12" office:value-type="string" calcext:value-type="string">
            <text:p>level=1,material=60,price=1000,weight=1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ое оружие огр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1</text:p>
          </table:table-cell>
          <table:table-cell table:style-name="ce2" office:value-type="string" calcext:value-type="string">
            <text:p>x=53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Ослоп ополченца"</text:p>
          </table:table-cell>
          <table:table-cell table:style-name="ce12" office:value-type="string" calcext:value-type="string">
            <text:p>a=1,b=8,c=7,atk=2</text:p>
          </table:table-cell>
          <table:table-cell table:style-name="ce12" office:value-type="string" calcext:value-type="string">
            <text:p>rt=80,range=0,clip=0</text:p>
          </table:table-cell>
          <table:table-cell table:style-name="ce12" office:value-type="string" calcext:value-type="string">
            <text:p>level=1,material=70,price=3000,weight=1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2</text:p>
          </table:table-cell>
          <table:table-cell table:style-name="ce2" office:value-type="string" calcext:value-type="string">
            <text:p>x=54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Эрафийский ослоп"</text:p>
          </table:table-cell>
          <table:table-cell table:style-name="ce12" office:value-type="string" calcext:value-type="string">
            <text:p>a=1,b=10,c=9,atk=3</text:p>
          </table:table-cell>
          <table:table-cell table:style-name="ce12" office:value-type="string" calcext:value-type="string">
            <text:p>rt=70,range=0,clip=0</text:p>
          </table:table-cell>
          <table:table-cell table:style-name="ce12" office:value-type="string" calcext:value-type="string">
            <text:p>level=1,material=80,price=5000,weight=1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3</text:p>
          </table:table-cell>
          <table:table-cell table:style-name="ce2" office:value-type="string" calcext:value-type="string">
            <text:p>x=55,y=26,w=1,h=7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th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ослоп"</text:p>
          </table:table-cell>
          <table:table-cell table:style-name="ce12" office:value-type="string" calcext:value-type="string">
            <text:p>title="Степной ослоп"</text:p>
          </table:table-cell>
          <table:table-cell table:style-name="ce12" office:value-type="string" calcext:value-type="string">
            <text:p>a=1,b=12,c=12,atk=4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90,price=10000,weight=1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ая булав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4</text:p>
          </table:table-cell>
          <table:table-cell table:style-name="ce2" office:value-type="string" calcext:value-type="string">
            <text:p>x=33,y=29,w=2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Лютня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4</text:p>
          </table:table-cell>
          <table:table-cell table:style-name="ce12" office:value-type="string" calcext:value-type="string">
            <text:p>quest=0,special=0,artifact=0,relic=1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5</text:p>
          </table:table-cell>
          <table:table-cell table:style-name="ce2" office:value-type="string" calcext:value-type="string">
            <text:p>x=31,y=26,w=2,h=6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Гитар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6</text:p>
          </table:table-cell>
          <table:table-cell table:style-name="ce2" office:value-type="string" calcext:value-type="string">
            <text:p>x=27,y=29,w=4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клавишные"</text:p>
          </table:table-cell>
          <table:table-cell table:style-name="ce12" office:value-type="string" calcext:value-type="string">
            <text:p>title="Гармони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7</text:p>
          </table:table-cell>
          <table:table-cell table:style-name="ce2" office:value-type="string" calcext:value-type="string">
            <text:p>x=28,y=26,w=3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Бараба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8</text:p>
          </table:table-cell>
          <table:table-cell table:style-name="ce2" office:value-type="string" calcext:value-type="string">
            <text:p>x=25,y=28,w=2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Тамтам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08</text:p>
          </table:table-cell>
          <table:table-cell table:style-name="ce2" office:value-type="string" calcext:value-type="string">
            <text:p>x=33,y=26,w=2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Бубе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0</text:p>
          </table:table-cell>
          <table:table-cell table:style-name="ce2" office:value-type="string" calcext:value-type="string">
            <text:p>x=24,y=29,w=1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classtitle="струнные"</text:p>
          </table:table-cell>
          <table:table-cell table:style-name="ce12" office:value-type="string" calcext:value-type="string">
            <text:p>title="Скрип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1</text:p>
          </table:table-cell>
          <table:table-cell table:style-name="ce2" office:value-type="string" calcext:value-type="string">
            <text:p>x=18,y=28,w=6,h=4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клавишные"</text:p>
          </table:table-cell>
          <table:table-cell table:style-name="ce12" office:value-type="string" calcext:value-type="string">
            <text:p>title="Клавеси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2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2</text:p>
          </table:table-cell>
          <table:table-cell table:style-name="ce2" office:value-type="string" calcext:value-type="string">
            <text:p>x=25,y=26,w=2,h=2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Блок-флейт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3</text:p>
          </table:table-cell>
          <table:table-cell table:style-name="ce2" office:value-type="string" calcext:value-type="string">
            <text:p>x=23,y=27,w=2,h=5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шарманка"</text:p>
          </table:table-cell>
          <table:table-cell table:style-name="ce12" office:value-type="string" calcext:value-type="string">
            <text:p>title="Шарман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4</text:p>
          </table:table-cell>
          <table:table-cell table:style-name="ce2" office:value-type="string" calcext:value-type="string">
            <text:p>x=20,y=26,w=3,h=7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струнные"</text:p>
          </table:table-cell>
          <table:table-cell table:style-name="ce12" office:value-type="string" calcext:value-type="string">
            <text:p>title="Арф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5</text:p>
          </table:table-cell>
          <table:table-cell table:style-name="ce2" office:value-type="string" calcext:value-type="string">
            <text:p>x=27,y=26,w=3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Волын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6</text:p>
          </table:table-cell>
          <table:table-cell table:style-name="ce2" office:value-type="string" calcext:value-type="string">
            <text:p>x=25,y=28,w=2,h=1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духовые"</text:p>
          </table:table-cell>
          <table:table-cell table:style-name="ce12" office:value-type="string" calcext:value-type="string">
            <text:p>title="Губная гармошка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7</text:p>
          </table:table-cell>
          <table:table-cell table:style-name="ce2" office:value-type="string" calcext:value-type="string">
            <text:p>x=18,y=26,w=2,h=2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Маракас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8</text:p>
          </table:table-cell>
          <table:table-cell table:style-name="ce2" office:value-type="string" calcext:value-type="string">
            <text:p>x=18,y=25,w=5,h=3</text:p>
          </table:table-cell>
          <table:table-cell table:style-name="ce12" office:value-type="string" calcext:value-type="string">
            <text:p>skill="music"</text:p>
          </table:table-cell>
          <table:table-cell table:style-name="ce12" office:value-type="string" calcext:value-type="string">
            <text:p>class="musicalinstrument"</text:p>
          </table:table-cell>
          <table:table-cell table:style-name="ce12" office:value-type="string" calcext:value-type="string">
            <text:p>subclass="musicalinstrument"</text:p>
          </table:table-cell>
          <table:table-cell table:style-name="ce12" office:value-type="string" calcext:value-type="string">
            <text:p>classtitle="музыкальный инструмент"</text:p>
          </table:table-cell>
          <table:table-cell table:style-name="ce12" office:value-type="string" calcext:value-type="string">
            <text:p>subclasstitle="ударные"</text:p>
          </table:table-cell>
          <table:table-cell table:style-name="ce12" office:value-type="string" calcext:value-type="string">
            <text:p>title="Ксилофон"</text:p>
          </table:table-cell>
          <table:table-cell table:style-name="ce12" office:value-type="string" calcext:value-type="string">
            <text:p>a=0,b=0,c=0,atk=0</text:p>
          </table:table-cell>
          <table:table-cell table:style-name="ce12" office:value-type="string" calcext:value-type="string">
            <text:p>rt=50,range=0,clip=0</text:p>
          </table:table-cell>
          <table:table-cell table:style-name="ce12" office:value-type="string" calcext:value-type="string">
            <text:p>level=1,material=90,price=10000,weight=1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519</text:p>
          </table:table-cell>
          <table:table-cell table:style-name="ce2" office:value-type="string" calcext:value-type="string">
            <text:p>x=32,y=39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e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ншет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ншет Древних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0,material=100,price=1000000,weight=0.2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тефакт Древних, способен запоминать и отображать различную информацию."</text:p>
          </table:table-cell>
          <table:table-cell table:number-columns-repeated="1011"/>
        </table:table-row>
        <table:table-row table:style-name="ro5" table:number-rows-repeated="1048042">
          <table:table-cell table:number-columns-repeated="1024"/>
        </table:table-row>
        <table:table-row table:style-name="ro22" table:number-rows-repeated="13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.00.0000</text:date>, <text:time style:data-style-name="N2" text:time-value="09:29:36.82492548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dc:title/>
    <meta:initial-creator>Неизвестно</meta:initial-creator>
    <meta:editing-cycles>877</meta:editing-cycles>
    <dc:date>2015-08-23T10:35:39.047988588</dc:date>
    <meta:creation-date>2011-09-21T15:33:33</meta:creation-date>
    <meta:editing-duration>PT15H38M21S</meta:editing-duration>
    <meta:document-statistic meta:table-count="1" meta:cell-count="6760" meta:object-count="0"/>
  </office:meta>
</office:document-meta>
</file>